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Strong_20_Emphasis">Database Naming:</text:span></text:p>
      <text:list text:style-name="L1">
        <text:list-item>
          <text:p text:style-name="P3">Use descriptive names for databases to reflect their purpose or function.</text:p>
        </text:list-item>
        <text:list-item>
          <text:p text:style-name="P2">Avoid using special characters or spaces in database names.</text:p>
        </text:list-item>
      </text:list>
      <text:p text:style-name="Text_20_body">Example:</text:p>
      <text:p text:style-name="P1">sql</text:p>
      <text:p text:style-name="P1"><text:span text:style-name="Source_20_Text">CREATE DATABASE my_app_database;</text:span></text:p>
      <text:p text:style-name="Text_20_body"><text:span text:style-name="Strong_20_Emphasis">Table Naming:</text:span></text:p>
      <text:list text:style-name="L2">
        <text:list-item>
          <text:p text:style-name="P5">Use plural nouns for table names to represent collections of entities.</text:p>
        </text:list-item>
        <text:list-item>
          <text:p text:style-name="P5">Use underscores to separate words in table names if needed.</text:p>
        </text:list-item>
        <text:list-item>
          <text:p text:style-name="P4">Choose concise and descriptive names that reflect the content of the table.</text:p>
        </text:list-item>
      </text:list>
      <text:p text:style-name="Text_20_body">Example:</text:p>
      <text:p text:style-name="P1">sql</text:p>
      <text:p text:style-name="Preformatted_20_Text"><text:span text:style-name="Source_20_Text">CREATE TABLE users (</text:span></text:p>
      <text:p text:style-name="Preformatted_20_Text"><text:span text:style-name="Source_20_Text"><text:s text:c="4"/>user_id INT PRIMARY KEY AUTO_INCREMENT,</text:span></text:p>
      <text:p text:style-name="Preformatted_20_Text"><text:span text:style-name="Source_20_Text"><text:s text:c="4"/>username VARCHAR(50) NOT NULL,</text:span></text:p>
      <text:p text:style-name="Preformatted_20_Text"><text:span text:style-name="Source_20_Text"><text:s text:c="4"/>email VARCHAR(100) NOT NULL</text:span></text:p>
      <text:p text:style-name="P1"><text:span text:style-name="Source_20_Text">);</text:span></text:p>
      <text:p text:style-name="Text_20_body"><text:span text:style-name="Strong_20_Emphasis">Column Naming:</text:span></text:p>
      <text:list text:style-name="L3">
        <text:list-item>
          <text:p text:style-name="P7">Use descriptive names for columns that indicate the type of data they store.</text:p>
        </text:list-item>
        <text:list-item>
          <text:p text:style-name="P7">Avoid using reserved keywords as column names.</text:p>
        </text:list-item>
        <text:list-item>
          <text:p text:style-name="P6">Use underscores to separate words in column names if needed.</text:p>
        </text:list-item>
      </text:list>
      <text:p text:style-name="Text_20_body">Example:</text:p>
      <text:p text:style-name="P1">sql</text:p>
      <text:p text:style-name="Preformatted_20_Text"><text:span text:style-name="Source_20_Text">CREATE TABLE products (</text:span></text:p>
      <text:p text:style-name="Preformatted_20_Text"><text:span text:style-name="Source_20_Text"><text:s text:c="4"/>product_id INT PRIMARY KEY AUTO_INCREMENT,</text:span></text:p>
      <text:p text:style-name="Preformatted_20_Text"><text:span text:style-name="Source_20_Text"><text:s text:c="4"/>product_name VARCHAR(100) NOT NULL,</text:span></text:p>
      <text:p text:style-name="Preformatted_20_Text"><text:span text:style-name="Source_20_Text"><text:s text:c="4"/>unit_price DECIMAL(10, 2) NOT NULL</text:span></text:p>
      <text:p text:style-name="P1"><text:span text:style-name="Source_20_Text">);</text:span></text:p>
      <text:p text:style-name="Text_20_body"><text:span text:style-name="Strong_20_Emphasis">Primary Keys:</text:span></text:p>
      <text:list text:style-name="L4">
        <text:list-item>
          <text:p text:style-name="P9">Use a consistent naming convention for primary key columns, such as <text:span text:style-name="Source_20_Text">id</text:span>.</text:p>
        </text:list-item>
        <text:list-item>
          <text:p text:style-name="P8">Consider using a surrogate key (e.g., auto-incrementing integer) as the primary key for each table.</text:p>
        </text:list-item>
      </text:list>
      <text:p text:style-name="Text_20_body">Example:</text:p>
      <text:p text:style-name="P1">sql</text:p>
      <text:p text:style-name="Preformatted_20_Text"><text:span text:style-name="Source_20_Text">CREATE TABLE orders (</text:span></text:p>
      <text:p text:style-name="Preformatted_20_Text"><text:span text:style-name="Source_20_Text"><text:s text:c="4"/>order_id INT PRIMARY KEY AUTO_INCREMENT,</text:span></text:p>
      <text:p text:style-name="Preformatted_20_Text"><text:soft-page-break/><text:span text:style-name="Source_20_Text"><text:s text:c="4"/>customer_id INT,</text:span></text:p>
      <text:p text:style-name="Preformatted_20_Text"><text:span text:style-name="Source_20_Text"><text:s text:c="4"/>order_date DATE,</text:span></text:p>
      <text:p text:style-name="Preformatted_20_Text"><text:span text:style-name="Source_20_Text"><text:s text:c="4"/>FOREIGN KEY (customer_id) REFERENCES customers(customer_id)</text:span></text:p>
      <text:p text:style-name="P1"><text:span text:style-name="Source_20_Text">);</text:span></text:p>
      <text:p text:style-name="Text_20_body"><text:span text:style-name="Strong_20_Emphasis">Foreign Keys:</text:span></text:p>
      <text:list text:style-name="L5">
        <text:list-item>
          <text:p text:style-name="P11">Use meaningful names for foreign key columns that reflect the relationship between tables.</text:p>
        </text:list-item>
        <text:list-item>
          <text:p text:style-name="P10">Follow a convention for naming foreign key constraints, such as <text:span text:style-name="Source_20_Text">&lt;referencing_table&gt;_&lt;referenced_table&gt;_fk</text:span>.</text:p>
        </text:list-item>
      </text:list>
      <text:p text:style-name="Text_20_body">Example:</text:p>
      <text:p text:style-name="P1">sql</text:p>
      <text:p text:style-name="Preformatted_20_Text"><text:span text:style-name="Source_20_Text">CREATE TABLE orders (</text:span></text:p>
      <text:p text:style-name="Preformatted_20_Text"><text:span text:style-name="Source_20_Text"><text:s text:c="4"/>order_id INT PRIMARY KEY AUTO_INCREMENT,</text:span></text:p>
      <text:p text:style-name="Preformatted_20_Text"><text:span text:style-name="Source_20_Text"><text:s text:c="4"/>customer_id INT,</text:span></text:p>
      <text:p text:style-name="Preformatted_20_Text"><text:span text:style-name="Source_20_Text"><text:s text:c="4"/>FOREIGN KEY (customer_id) REFERENCES customers(customer_id)</text:span></text:p>
      <text:p text:style-name="P1"><text:span text:style-name="Source_20_Text">);</text:span></text:p>
      <text:p text:style-name="Text_20_body"><text:span text:style-name="Strong_20_Emphasis">Indexes:</text:span></text:p>
      <text:list text:style-name="L6">
        <text:list-item>
          <text:p text:style-name="P13">Use descriptive names for indexes that indicate the purpose of the index.</text:p>
        </text:list-item>
        <text:list-item>
          <text:p text:style-name="P13">Prefix index names with the table name for clarity.</text:p>
        </text:list-item>
        <text:list-item>
          <text:p text:style-name="P12">Choose appropriate columns for indexing based on query patterns and performance considerations.</text:p>
        </text:list-item>
      </text:list>
      <text:p text:style-name="Text_20_body">Example:</text:p>
      <text:p text:style-name="P1">sql</text:p>
      <text:p text:style-name="P1"><text:span text:style-name="Source_20_Text">CREATE INDEX idx_last_name ON employees(last_name);</text:span></text:p>
      <text:p text:style-name="Text_20_body"><text:span text:style-name="Strong_20_Emphasis">Constraints:</text:span></text:p>
      <text:list text:style-name="L7">
        <text:list-item>
          <text:p text:style-name="P15">Use constraint names that describe the constraint being enforced.</text:p>
        </text:list-item>
        <text:list-item>
          <text:p text:style-name="P15">Prefix constraint names with the table name for clarity.</text:p>
        </text:list-item>
        <text:list-item>
          <text:p text:style-name="P14">Include a brief description of the constraint in the constraint name if necessary.</text:p>
        </text:list-item>
      </text:list>
      <text:p text:style-name="Text_20_body">Example:</text:p>
      <text:p text:style-name="P1">sql</text:p>
      <text:p text:style-name="Preformatted_20_Text"><text:span text:style-name="Source_20_Text">ALTER TABLE employees</text:span></text:p>
      <text:p text:style-name="P1"><text:span text:style-name="Source_20_Text">ADD CONSTRAINT chk_salary CHECK (salary &gt; 0);</text:span></text:p>
      <text:p text:style-name="Text_20_body"><text:span text:style-name="Strong_20_Emphasis">Data Types:</text:span></text:p>
      <text:list text:style-name="L8">
        <text:list-item>
          <text:p text:style-name="P17">Choose appropriate data types for columns based on the type of data they will store.</text:p>
        </text:list-item>
        <text:list-item>
          <text:p text:style-name="P16">Use MySQL's native data types whenever possible for better performance and compatibility.</text:p>
        </text:list-item>
      </text:list>
      <text:p text:style-name="Text_20_body">Example:</text:p>
      <text:p text:style-name="P1"><text:soft-page-break/>sql</text:p>
      <text:p text:style-name="Preformatted_20_Text"><text:span text:style-name="Source_20_Text">CREATE TABLE employees (</text:span></text:p>
      <text:p text:style-name="Preformatted_20_Text"><text:span text:style-name="Source_20_Text"><text:s text:c="4"/>employee_id INT PRIMARY KEY,</text:span></text:p>
      <text:p text:style-name="Preformatted_20_Text"><text:span text:style-name="Source_20_Text"><text:s text:c="4"/>first_name VARCHAR(50),</text:span></text:p>
      <text:p text:style-name="Preformatted_20_Text"><text:span text:style-name="Source_20_Text"><text:s text:c="4"/>last_name VARCHAR(50),</text:span></text:p>
      <text:p text:style-name="Preformatted_20_Text"><text:span text:style-name="Source_20_Text"><text:s text:c="4"/>hire_date DATE</text:span></text:p>
      <text:p text:style-name="P1"><text:span text:style-name="Source_20_Text">);</text:span></text:p>
      <text:p text:style-name="Text_20_body"><text:span text:style-name="Strong_20_Emphasis">Schema Organization:</text:span></text:p>
      <text:list text:style-name="L9">
        <text:list-item>
          <text:p text:style-name="P19">Organize tables into schemas or databases based on their logical grouping or functionality.</text:p>
        </text:list-item>
        <text:list-item>
          <text:p text:style-name="P18">Use schemas or databases to separate different parts of the database and manage permissions more effectively.</text:p>
        </text:list-item>
      </text:list>
      <text:p text:style-name="Text_20_body"><text:span text:style-name="Strong_20_Emphasis">Comments and Documentation:</text:span></text:p>
      <text:list text:style-name="L10">
        <text:list-item>
          <text:p text:style-name="P21">Add comments to tables, columns, indexes, and constraints to document their purpose and usage.</text:p>
        </text:list-item>
        <text:list-item>
          <text:p text:style-name="P20">Include information about data sources, transformations, and any business rules enforced by the database.</text:p>
        </text:list-item>
      </text:list>
      <text:p text:style-name="Text_20_body"><text:span text:style-name="Strong_20_Emphasis">Security Considerations:</text:span></text:p>
      <text:list text:style-name="L11">
        <text:list-item>
          <text:p text:style-name="P22">Follow security best practices for MySQL, such as limiting access to sensitive data, using SSL encryption, and regularly updating MySQL and related software.</text:p>
        </text:list-item>
      </text:list>
      <text:p text:style-name="Text_20_body"><text:span text:style-name="Strong_20_Emphasis">Backup and Recovery:</text:span></text:p>
      <text:list text:style-name="L12">
        <text:list-item>
          <text:p text:style-name="P24">Implement a backup and recovery strategy to protect against data loss and ensure business continuity.</text:p>
        </text:list-item>
        <text:list-item>
          <text:p text:style-name="P23">Regularly test backups to verify their integrity and reliability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6:02.724700118</meta:creation-date>
    <dc:date>2024-04-03T14:02:06.403343449</dc:date>
    <meta:editing-duration>PT1M26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86" meta:word-count="502" meta:character-count="3387" meta:non-whitespace-character-count="2926"/>
  </office:meta>
</office:document-meta>
</file>